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color="#ffffff" fo:language="zxx" fo:country="none" style:language-asian="zxx" style:country-asian="none" style:language-complex="zxx" style:country-complex="none"/>
    </style:style>
    <style:style style:name="P12" style:family="paragraph" style:parent-style-name="code">
      <style:text-properties fo:language="zxx" fo:country="none" style:language-asian="zxx" style:country-asian="none" style:language-complex="zxx" style:country-complex="none"/>
    </style:style>
    <style:style style:name="P13"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4" style:family="paragraph" style:parent-style-name="Standard">
      <style:text-properties fo:language="zxx" fo:country="none" style:language-asian="zxx" style:country-asian="none" style:language-complex="zxx" style:country-complex="none"/>
    </style:style>
    <style:style style:name="P15" style:family="paragraph" style:parent-style-name="Text_20_body" style:list-style-name="L2"/>
    <style:style style:name="P16" style:family="paragraph" style:parent-style-name="Text_20_body" style:list-style-name="L2">
      <style:text-properties fo:font-style="italic" fo:font-weight="bold" style:font-style-asian="italic" style:font-weight-asian="bold" style:font-style-complex="italic" style:font-weight-complex="bold"/>
    </style:style>
    <style:style style:name="P17"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8" style:family="paragraph" style:parent-style-name="Text_20_body" style:list-style-name="L4">
      <style:text-properties fo:language="zxx" fo:country="none" style:language-asian="zxx" style:country-asian="none" style:language-complex="zxx" style:country-complex="none"/>
    </style:style>
    <style:style style:name="P19" style:family="paragraph" style:parent-style-name="Text_20_body" style:list-style-name="L4"/>
    <style:style style:name="P20"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1" style:family="paragraph" style:parent-style-name="Text_20_body" style:list-style-name="L1">
      <style:paragraph-properties fo:margin-top="0.199cm" fo:margin-bottom="0.21cm"/>
    </style:style>
    <style:style style:name="P22"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3" style:family="paragraph" style:parent-style-name="code">
      <style:text-properties fo:color="#9966cc" fo:font-style="italic" style:font-style-asian="italic" style:font-style-complex="italic"/>
    </style:style>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6" style:family="paragraph" style:parent-style-name="Heading_20_2">
      <style:text-properties fo:language="zxx" fo:country="none" style:language-asian="zxx" style:country-asian="none" style:language-complex="zxx" style:country-complex="none"/>
    </style:style>
    <style:style style:name="P27" style:family="paragraph" style:parent-style-name="Heading_20_3">
      <style:text-properties fo:font-style="italic" style:font-style-asian="italic" style:font-style-complex="italic"/>
    </style:style>
    <style:style style:name="P28" style:family="paragraph" style:parent-style-name="Heading_20_3">
      <style:text-properties fo:language="zxx" fo:country="none" style:language-asian="zxx" style:country-asian="none" style:language-complex="zxx" style:country-complex="none"/>
    </style:style>
    <style:style style:name="P29"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fo:color="#800000"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4" text:outline-level="2">Liste des fichiers</text:h>
      <text:p text:style-name="P4">Les fichiers concerné par cette doc à l'heure actuelle sont :</text:p>
      <text:list xml:id="list1302016418" text:style-name="L1">
        <text:list-item>
          <text:p text:style-name="P21"><text:span text:style-name="T5">Classes </text:span><text:span text:style-name="T4">:</text:span></text:p>
          <text:list>
            <text:list-item>
              <text:p text:style-name="P22">owobjectsmaster.php</text:p>
            </text:list-item>
            <text:list-item>
              <text:p text:style-name="P22">sugarsynchro.php</text:p>
            </text:list-item>
            <text:list-item>
              <text:p text:style-name="P22">sugarconnector.php</text:p>
            </text:list-item>
            <text:list-item>
              <text:p text:style-name="P22">owlogger.php</text:p>
            </text:list-item>
          </text:list>
        </text:list-item>
        <text:list-item>
          <text:p text:style-name="P21"><text:span text:style-name="T4"><text:s/></text:span><text:span text:style-name="T5">Templates </text:span><text:span text:style-name="T4">:</text:span></text:p>
          <text:list>
            <text:list-item>
              <text:p text:style-name="P22">notice_result.tpl</text:p>
            </text:list-item>
          </text:list>
        </text:list-item>
        <text:list-item>
          <text:p text:style-name="P21"><text:span text:style-name="T5">Views</text:span><text:span text:style-name="T4"> (module </text:span><text:span text:style-name="T2">sugarCrm</text:span><text:span text:style-name="T4">) :</text:span></text:p>
          <text:list>
            <text:list-item>
              <text:p text:style-name="P22">import.php</text:p>
            </text:list-item>
            <text:list-item>
              <text:p text:style-name="P22">cleanup.php</text:p>
            </text:list-item>
            <text:list-item>
              <text:p text:style-name="P22">updateclass.php</text:p>
            </text:list-item>
          </text:list>
        </text:list-item>
        <text:list-item>
          <text:p text:style-name="P21"><text:span text:style-name="T5">Settings </text:span><text:span text:style-name="T4">:</text:span></text:p>
          <text:list>
            <text:list-item>
              <text:p text:style-name="P22">owobjectsmaster.ini.append.php</text:p>
            </text:list-item>
            <text:list-item>
              <text:p text:style-name="P22">sugarcrm.in.append.php</text:p>
            </text:list-item>
            <text:list-item>
              <text:p text:style-name="P22">mappingezsugar.ini.append.php</text:p>
            </text:list-item>
          </text:list>
        </text:list-item>
      </text:list>
      <text:h text:style-name="P24" text:outline-level="2">Comment ça marche</text:h>
      <text:h text:style-name="P27"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0">#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text:p>
      <text:p text:style-name="P10">#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0"># mapping des correspondances des types de champs SUGAR avec les datatype EZ </text:p>
      <text:p text:style-name="P10"># ex.: mapping_types[sugar_field_type]=ez_datatype </text:p>
      <text:p text:style-name="code">mapping_types[] </text:p>
      <text:p text:style-name="code">mapping_types[id]=ezstring </text:p>
      <text:p text:style-name="code">mapping_types[bool]=ezboolean </text:p>
      <text:p text:style-name="code">mapping_types[text]=eztext </text:p>
      <text:p text:style-name="code">mapping_types[name]=ezstring </text:p>
      <text:p text:style-name="code">mapping_types[datetime]=ezdatetime</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0"># liste des modules SUGAR qui sont concerné par la synchronisation</text:p>
      <text:p text:style-name="P10">#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Text_20_body"><text:span text:style-name="T6">Liste les modules SUGAR à synchroniser avec EZ.</text:span></text:p>
      <text:p text:style-name="Text_20_body"><text:span text:style-name="T6"/></text:p>
      <text:p text:style-name="P1"><text:span text:style-name="T5"><text:tab/></text:span><text:span text:style-name="T2">mappingezsugar.in.append.php :</text:span></text:p>
      <text:p text:style-name="code"><text:soft-page-break/>[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0"/>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29">!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Text_20_body"><text:span text:style-name="T6"/></text:p>
      <text:p text:style-name="P1"><text:span text:style-name="T5"><text:tab/></text:span><text:span text:style-name="T2">owobjectsmaster.in.append.php :</text:span></text:p>
      <text:p text:style-name="code">[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code"/>
      <text:p text:style-name="code"/>
      <text:p text:style-name="P10"># options relatives à la traduction et au multilangues</text:p>
      <text:p text:style-name="code">[Translation]</text:p>
      <text:p text:style-name="P10"># valeur par default de 'can_translate' des attributes des classes EZ</text:p>
      <text:p text:style-name="P10"># valeurs possibles : 0 ou 1</text:p>
      <text:p text:style-name="code">DefaultCanTranslate=0</text:p>
      <text:p text:style-name="code"></text:p>
      <text:p text:style-name="P10"># options relatives à la recherche</text:p>
      <text:p text:style-name="code">[Search]</text:p>
      <text:p text:style-name="P10"># valeur par default de 'is_searchable' des attributes des classes EZ</text:p>
      <text:p text:style-name="P10"># valeurs possibles : 0 ou 1</text:p>
      <text:p text:style-name="code">DefaultIsSearchable=1</text:p>
      <text:p text:style-name="Text_20_body"/>
      <text:p text:style-name="Text_20_body">Des paramétrés nécessaires à la création à la volée d'objets et classes EZ.</text:p>
      <text:p text:style-name="P2"><text:soft-page-break/></text:p>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0"><text:tab/> * CONSTANTES </text:p>
      <text:p text:style-name="P10"><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0"><text:tab/> * CONSTANTES </text:p>
      <text:p text:style-name="P10"><text:tab/> */ </text:p>
      <text:p text:style-name="P10"/>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0"><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oft-page-break/><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267186323" text:style-name="L2">
        <text:list-item>
          <text:p text:style-name="P16">sugarmodule <text:span text:style-name="T6">: nom du module SUGAR.</text:span></text:p>
        </text:list-item>
        <text:list-item>
          <text:p text:style-name="P15"><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8" text:outline-level="3"/>
      <text:h text:style-name="P28"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6">Si oui :</text:p>
      <text:list xml:id="list1564924005" text:style-name="L3">
        <text:list-item>
          <text:p text:style-name="P17">Cherche si une class EZ associé au module SUGAR existe.</text:p>
          <text:list>
            <text:list-item>
              <text:p text:style-name="P17">si n'existe pas, une class EZ est crée avec comme attributs les champs de la table correspondente au module SUGAR.</text:p>
            </text:list-item>
            <text:list-item>
              <text:p text:style-name="P17">Si elle existe, verifie que les attributs de la class EZ sont coherant avec les attributs du module SUGAR.</text:p>
              <text:list>
                <text:list-item>
                  <text:p text:style-name="P17">Si les attributs ne sont pas coherants le script s'arete aprés avoir écrit une alerte dans un fichier de log.</text:p>
                </text:list-item>
                <text:list-item>
                  <text:p text:style-name="P17">Si les attributs sont coherant, continue l'execution du script.</text:p>
                </text:list-item>
              </text:list>
            </text:list-item>
          </text:list>
        </text:list-item>
        <text:list-item>
          <text:p text:style-name="P17">Verifie si un objet avec remote_id &lt;classEZ&gt;_&lt;sugarID&gt; existe.</text:p>
          <text:list>
            <text:list-item>
              <text:p text:style-name="P17">Si n'existe pas, un objet EZ est crée avec les valeurs des attributs recuperés chez SUGAR.</text:p>
            </text:list-item>
            <text:list-item>
              <text:p text:style-name="P17">Si l'objet existe, il est mis à jour.</text:p>
            </text:list-item>
          </text:list>
        </text:list-item>
      </text:list>
      <text:p text:style-name="P6">Si il y a des erreurs pendant l'execution du script ils sont noté dans les fichiers de log.</text:p>
      <text:h text:style-name="P25" text:outline-level="2">Les autres scripts </text:h>
      <text:h text:style-name="P29"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text:soft-page-break/>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7">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29"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29"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8">Pour l'instant il y a seulement deux requetes, mais d'autres peuvent aisement être rajoutées.</text:p>
      <text:p text:style-name="code"><text:span text:style-name="T22">switch(</text:span><text:span text:style-name="T10">$query</text:span><text:span text:style-name="T22">)</text:span></text:p>
      <text:p text:style-name="P12">{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1"><text:tab/><text:tab/>$result=$sugardata; </text:p>
      <text:p text:style-name="P11"><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1"><text:tab/><text:tab/>$result=$sugardata['module_fields']; </text:p>
      <text:p text:style-name="code"><text:span text:style-name="T10"><text:tab/><text:tab/>break;</text:span><text:span text:style-name="T22"> </text:span></text:p>
      <text:p text:style-name="P12">}</text:p>
      <text:p text:style-name="P12"/>
      <text:p text:style-name="P8"/>
      <text:p text:style-name="P8">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6" text:outline-level="2">Les Classes</text:h>
      <text:h text:style-name="P28" text:outline-level="3">owLogger</text:h>
      <text:p text:style-name="P8">Cette class est utilisé pour créer des fichiers de log. Elle est appelé dans les autres classes. Donc elle est necessaire au bon fonctionnement de ces dérnières.</text:p>
      <text:h text:style-name="P28"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28" text:outline-level="3"><text:soft-page-break/>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8" text:outline-level="3">SugarConnector</text:h>
      <text:p text:style-name="P8">SugarConnector contient des mèthodes pour les requetes SOAP à SUGAR.</text:p>
      <text:h text:style-name="P28"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9">updateClassEz($args</text:span> <text:span text:style-name="T10">= null)</text:span> </text:p>
      <text:p text:style-name="P12">{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1"><text:tab/>if(!$verify) </text:p>
      <text:p text:style-name="code"><text:tab/><text:tab/>return false; </text:p>
      <text:p text:style-name="P12"><text:tab/><text:tab/><text:tab/> </text:p>
      <text:p text:style-name="code"><text:tab/><text:span text:style-name="T12">// traitement</text:span></text:p>
      <text:p text:style-name="P10"><text:tab/>// ... </text:p>
      <text:p text:style-name="P12"><text:tab/><text:tab/><text:tab/> </text:p>
      <text:p text:style-name="P12">}</text:p>
      <text:p text:style-name="P14"/>
      <text:p text:style-name="P13"><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3"><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3"><text:tab/>if(is_null($args)) <text:span text:style-name="T13">// si non </text:span></text:p>
      <text:p text:style-name="code_5f_2"><text:tab/>{ </text:p>
      <text:p text:style-name="P13"><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3"><text:tab/><text:tab/><text:tab/><text:tab/><text:span text:style-name="T27">return</text:span> false; </text:p>
      <text:p text:style-name="code_5f_2"><text:tab/><text:tab/><text:tab/>} </text:p>
      <text:p text:style-name="code_5f_2"><text:tab/><text:tab/>} </text:p>
      <text:p text:style-name="code_5f_2"><text:tab/>} </text:p>
      <text:p text:style-name="P13"><text:tab/>else <text:span text:style-name="T13">// si oui </text:span></text:p>
      <text:p text:style-name="code_5f_2"><text:tab/>{ </text:p>
      <text:p text:style-name="P13"><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3"><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3"><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3"><text:tab/><text:span text:style-name="T27">return</text:span> true; </text:p>
      <text:p text:style-name="code_5f_2"><text:tab/> </text:p>
      <text:p text:style-name="code_5f_2">}</text:p>
      <text:h text:style-name="P26" text:outline-level="2">TODO</text:h>
      <text:list xml:id="list1143850227" text:style-name="L4">
        <text:list-item>
          <text:p text:style-name="P20">Il y a encore des problèmes d'encodages des caracteres lors de écriture de la valeur d'un attribut dans la base EZ.</text:p>
        </text:list-item>
        <text:list-item>
          <text:p text:style-name="P18">Generer des alertes par mail pour certains erreurs rencontrés durant l'execution du script. Comme par exemple une incoherances rencontré entre une class EZ et son correspondant module SUGAR.</text:p>
        </text:list-item>
        <text:list-item>
          <text:p text:style-name="P18">Terminer le script d'update d'une class EZ, qui doit aussi prévoir la mise à jour de tous les objets existants de cette class.</text:p>
        </text:list-item>
        <text:list-item>
          <text:p text:style-name="P18"><text:span text:style-name="T28">Créer des script chronjobs pour les tache de synchronistation massive d'objets</text:span> et la mise à jour des classes. </text:p>
        </text:list-item>
        <text:list-item>
          <text:p text:style-name="P19"><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8"><text:s/>Gestion des erreurs des requêtes SOAP</text:p>
        </text:list-item>
        <text:list-item>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0T18:18:42</dc:date>
    <dc:creator>Massimiliano Pasquesi</dc:creator>
    <meta:editing-duration>PT8H42M48S</meta:editing-duration>
    <meta:editing-cycles>130</meta:editing-cycles>
    <meta:generator>LibreOffice/3.3$Linux LibreOffice_project/330m19$Build-401</meta:generator>
    <meta:document-statistic meta:table-count="0" meta:image-count="0" meta:object-count="0" meta:page-count="9" meta:paragraph-count="336" meta:word-count="2078" meta:character-count="15612"/>
  </office:meta>
</office:document-meta>
</file>